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00B050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ackground-color="#00B050"/>
      <style:text-properties fo:color="#FFFFFF" fo:font-weight="bold" style:font-weight-asian="bold" style:font-weight-complex="bold"/>
    </style:style>
    <style:style style:name="co1" style:family="table-column">
      <style:table-column-properties fo:break-before="auto" style:column-width="6.00604166666667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Wear leveling</text:p>
          </table:table-cell>
          <table:table-cell table:number-columns-repeated="16383" table:style-name="ce2"/>
        </table:table-row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1">
            <text:p>The EEPROM memory has a specified life of 100,000 write/erase cycles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We will assume</text:p>
          </table:table-cell>
          <table:table-cell office:value-type="float" office:value="100000" table:style-name="ce3">
            <text:p>100,000</text:p>
          </table:table-cell>
          <table:table-cell office:value-type="string" table:style-name="ce1">
            <text:p>write/erase cycles</text:p>
          </table:table-cell>
          <table:table-cell table:number-columns-repeated="3" table:style-name="ce1"/>
          <table:table-cell office:value-type="float" office:value="100000" table:style-name="ce3">
            <text:p>100,000</text:p>
          </table:table-cell>
          <table:table-cell office:value-type="string" table:style-name="ce1">
            <text:p>write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If we want our EEPROM to live for</text:p>
          </table:table-cell>
          <table:table-cell office:value-type="float" office:value="100" table:style-name="ce3">
            <text:p>100</text:p>
          </table:table-cell>
          <table:table-cell office:value-type="string" table:style-name="ce1">
            <text:p>years</text:p>
          </table:table-cell>
          <table:table-cell table:number-columns-repeated="3" table:style-name="ce1"/>
          <table:table-cell office:value-type="float" office:value="4.0000000000000001E-3" table:style-name="ce6">
            <text:p>0.004</text:p>
          </table:table-cell>
          <table:table-cell office:value-type="string" table:style-name="ce1">
            <text:p>m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we could write</text:p>
          </table:table-cell>
          <table:table-cell office:value-type="float" office:value="1000" table:formula="msoxl:=B5/B6" table:style-name="ce4">
            <text:p>1000</text:p>
          </table:table-cell>
          <table:table-cell office:value-type="string" table:style-name="ce1">
            <text:p>times per cell per year</text:p>
          </table:table-cell>
          <table:table-cell table:number-columns-repeated="3" table:style-name="ce1"/>
          <table:table-cell office:value-type="float" office:value="400" table:formula="msoxl:=G5*G6" table:style-name="ce4">
            <text:p>400</text:p>
          </table:table-cell>
          <table:table-cell office:value-type="string" table:style-name="ce1">
            <text:p>sec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or</text:p>
          </table:table-cell>
          <table:table-cell office:value-type="float" office:value="2.7397260273972601" table:formula="msoxl:=B7/365" table:style-name="ce5">
            <text:p>2.74</text:p>
          </table:table-cell>
          <table:table-cell office:value-type="string" table:style-name="ce1">
            <text:p>times per cell per day</text:p>
          </table:table-cell>
          <table:table-cell table:number-columns-repeated="3" table:style-name="ce1"/>
          <table:table-cell office:value-type="float" office:value="6.666666666666667" table:formula="msoxl:=G7/60" table:style-name="ce5">
            <text:p>6.67</text:p>
          </table:table-cell>
          <table:table-cell office:value-type="string" table:style-name="ce1">
            <text:p>min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or</text:p>
          </table:table-cell>
          <table:table-cell office:value-type="float" office:value="0.11415525114155251" table:formula="msoxl:=B8/24" table:style-name="ce5">
            <text:p>0.11</text:p>
          </table:table-cell>
          <table:table-cell office:value-type="string" table:style-name="ce1">
            <text:p>times per cell per hour</text:p>
          </table:table-cell>
          <table:table-cell table:number-columns-repeated="3" table:style-name="ce1"/>
          <table:table-cell office:value-type="float" office:value="0.27777777777777779" table:formula="msoxl:=G8/24" table:style-name="ce5">
            <text:p>0.28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However, if we spread a byte over</text:p>
          </table:table-cell>
          <table:table-cell office:value-type="float" office:value="200" table:style-name="ce3">
            <text:p>200</text:p>
          </table:table-cell>
          <table:table-cell office:value-type="string" table:style-name="ce1">
            <text:p>cell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e can write this byte<text:s/></text:p>
          </table:table-cell>
          <table:table-cell office:value-type="float" office:value="22.831050228310502" table:formula="msoxl:=B9*B11" table:style-name="ce5">
            <text:p>22.83</text:p>
          </table:table-cell>
          <table:table-cell office:value-type="string" table:style-name="ce1">
            <text:p>times per hou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or</text:p>
          </table:table-cell>
          <table:table-cell office:value-type="float" office:value="0.38051750380517502" table:formula="msoxl:=B12/60" table:style-name="ce5">
            <text:p>0.38</text:p>
          </table:table-cell>
          <table:table-cell office:value-type="string" table:style-name="ce1">
            <text:p>times per minute</text:p>
          </table:table-cell>
          <table:table-cell table:number-columns-repeated="16381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Sheet2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7">
      <number:number number:decimal-places="3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535353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hijs</meta:initial-creator>
    <dc:creator>Thijs</dc:creator>
    <meta:creation-date>2012-06-17T20:23:34Z</meta:creation-date>
    <dc:date>2012-07-18T20:29:56Z</dc:date>
  </office:meta>
</office:document-meta>
</file>